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B9F1613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008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-color="#0080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5.579cm" svg:height="27.699cm" svg:x="2.9cm" svg:y="1.3cm">
          <draw:image xlink:href="Pictures/10000000000002D000000500B9F16132.png" xlink:type="simple" xlink:show="embed" xlink:actuate="onLoad">
            <text:p/>
          </draw:image>
        </draw:frame>
        <draw:line draw:style-name="gr2" draw:text-style-name="P1" draw:layer="layout" svg:x1="7.5cm" svg:y1="11.6cm" svg:x2="13cm" svg:y2="4.2cm">
          <text:p/>
        </draw:line>
        <draw:custom-shape draw:style-name="gr3" draw:text-style-name="P3" draw:layer="layout" svg:width="12.6cm" svg:height="3.5cm" svg:x="3.4cm" svg:y="11.6cm">
          <text:p text:style-name="P2"><text:span text:style-name="T1">Tocca il simbolo </text:span></text:p>
          <text:p text:style-name="P2"><text:span text:style-name="T1">della matita per inizi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7T16:56:56.733528126</meta:creation-date>
    <dc:date>2014-01-17T17:01:23.512557750</dc:date>
    <meta:editing-duration>P0D</meta:editing-duration>
    <meta:editing-cycles>1</meta:editing-cycles>
    <meta:document-statistic meta:object-count="3"/>
    <meta:generator>LibreOffice/4.1.3.2$Linux_X86_64 LibreOffice_project/410m0$Build-2</meta:generator>
  </office:meta>
</office:document-meta>
</file>